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8193f" officeooo:paragraph-rsid="0008193f"/>
    </style:style>
    <style:style style:name="P2" style:family="paragraph" style:parent-style-name="Standard">
      <style:paragraph-properties fo:text-align="start" style:justify-single-word="false"/>
      <style:text-properties officeooo:rsid="0008193f" officeooo:paragraph-rsid="0008193f"/>
    </style:style>
    <style:style style:name="P3" style:family="paragraph" style:parent-style-name="Standard">
      <style:paragraph-properties fo:text-align="start" style:justify-single-word="false"/>
      <style:text-properties officeooo:rsid="0009f61d" officeooo:paragraph-rsid="0009f61d"/>
    </style:style>
    <style:style style:name="P4" style:family="paragraph" style:parent-style-name="Standard">
      <style:paragraph-properties fo:text-align="start" style:justify-single-word="false"/>
      <style:text-properties officeooo:rsid="000aac31" officeooo:paragraph-rsid="000aac31"/>
    </style:style>
    <style:style style:name="P5" style:family="paragraph" style:parent-style-name="Standard">
      <style:paragraph-properties fo:text-align="start" style:justify-single-word="false"/>
      <style:text-properties fo:language="ru" fo:country="RU" officeooo:rsid="0009f61d" officeooo:paragraph-rsid="0009f61d"/>
    </style:style>
    <style:style style:name="P6" style:family="paragraph" style:parent-style-name="Standard">
      <style:paragraph-properties fo:text-align="start" style:justify-single-word="false"/>
      <style:text-properties fo:language="ru" fo:country="RU" officeooo:rsid="000aac31" officeooo:paragraph-rsid="000aac31"/>
    </style:style>
    <style:style style:name="T1" style:family="text">
      <style:text-properties officeooo:rsid="000aac31"/>
    </style:style>
    <style:style style:name="T2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чет о проведенной очистке и инсталяции персонального компьютера</text:p>
      <text:p text:style-name="P2">Перед работой были изучены все предложенные материалы. Был продуман план действий. </text:p>
      <text:p text:style-name="P2">Следом я сделал загрузочную флешку в программе руфус. Система астра линукс по предложенной ссылке.</text:p>
      <text:p text:style-name="P2">После, уже на месте была проведена беседа, обговоренны правила безопасности, и все детали. Далее мы направились чистить системные блоки от пыли. Были использованы кисть и пылесос. Также проверили работоспособность батарейки в материнской плате с помощью мультиметра.</text:p>
      <text:p text:style-name="P2">После этого была подключена периферия. Далее я подключил пк к питанию. Сначала у меня ничего не работало, но после замены проводов питания и подключения к монитору, все стало работать. После, я попробовал запустить установку операционной системы через бут меню.</text:p>
      <text:p text:style-name="P3">Установка пошла дальше, и через какие то промежутки времени установщик запрашивал настройки. Там было выставлен часовой пояс, уровень защиты, название админского пользователя, пароль к нему, и различные другие настройки. Важные моменты были обговорены заран<text:span text:style-name="T1">е</text:span>е, а все остальное оставляли как есть. После успешной установки, я пошел по готовому сценарию, что был прописал в инструкции, которую я изучал. </text:p>
      <text:p text:style-name="P4">Сначала был подключен проверенный мной сетевой кабель для интернет соединения.</text:p>
      <text:p text:style-name="P3">Было установлено корректное время</text:p>
      <text:p text:style-name="P3">Создан второй пользователь с минимальными правами для рядового пользователя</text:p>
      <text:p text:style-name="P3">Отключен запрос на погашение экрана</text:p>
      <text:p text:style-name="P3">были установлены нужные картинки для админского аккаунта и для аккаунта с минимальными правами</text:p>
      <text:p text:style-name="P3">был разрешен вход без пароля для пользователя с минимальными правами</text:p>
      <text:p text:style-name="P3">автоматически выбирался пользователь с минимальными правами</text:p>
      <text:p text:style-name="P3">установлена современная тема</text:p>
      <text:p text:style-name="P3">в качестве стартовой страницы в браузере была установлена главная страница <text:span text:style-name="T2">moodle</text:span></text:p>
      <text:p text:style-name="P5">после было установлено приложение <text:span text:style-name="T2">visual studio code</text:span></text:p>
      <text:p text:style-name="P5">дальнейшие пункты я не выполнил, из за окончания у меня времени и невозможности установить приложение <text:span text:style-name="T2">pycharm. </text:span>При попытке установить у меня и у моих однокурсников возникала одна и та же ошибка, обойти которую скорее всего можно, установив <text:span text:style-name="T2">VPN, </text:span>либо другой способ обхода блокировок, но я так делать не стал, и не стал бы, а нашел бы альтернативу такому приложению.</text:p>
      <text:p text:style-name="P6">Проанализировав предложенный результат, в котором пользователь с минимальными правами пытается выключить персональный компьютер, в то время как админский аккаунт заблокирован, я пришел к выводу, что скорее всего система не даст выключить компьютер, т. к. для завершения используются команды с рут правами (админские команды). Из этого следует, что пк не выключится.</text:p>
      <text:p text:style-name="P6">После работы персональный компьютер был выключен, обесточен. Отключена периферия, все аккуратно собрано в месте, указанном преподавателями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8T00:12:05.804000000</meta:creation-date>
    <dc:date>2025-02-18T03:44:23.150000000</dc:date>
    <meta:editing-duration>PT9M45S</meta:editing-duration>
    <meta:editing-cycles>1</meta:editing-cycles>
    <meta:generator>LibreOffice/24.8.0.3$Windows_X86_64 LibreOffice_project/0bdf1299c94fe897b119f97f3c613e9dca6be583</meta:generator>
    <meta:document-statistic meta:table-count="0" meta:image-count="0" meta:object-count="0" meta:page-count="1" meta:paragraph-count="19" meta:word-count="367" meta:character-count="2646" meta:non-whitespace-character-count="2296"/>
  </office:meta>
</office:document-meta>
</file>